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76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number-columns-repeated="16368" table:default-cell-style-name="ce1"/>
        <table:table-row table:style-name="ro1">
          <table:table-cell table:style-name="ce1"/>
          <table:table-cell office:value-type="string" table:style-name="ce1">
            <text:p>MCT : Model +1</text:p>
          </table:table-cell>
          <table:table-cell table:number-columns-repeated="7" table:style-name="ce1"/>
          <table:table-cell office:value-type="string" table:style-name="ce1">
            <text:p>MCT : Model weighted ave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000 simulations</text:p>
          </table:table-cell>
          <table:table-cell table:style-name="ce1"/>
          <table:table-cell office:value-type="string" table:style-name="ce1">
            <text:p>5x5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10x10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20x20</text:p>
          </table:table-cell>
          <table:table-cell office:value-type="string" table:style-name="ce1">
            <text:p>time [s]</text:p>
          </table:table-cell>
          <table:table-cell table:number-columns-repeated="2" table:style-name="ce1"/>
          <table:table-cell office:value-type="string" table:style-name="ce1">
            <text:p>5x5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10x10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20x20</text:p>
          </table:table-cell>
          <table:table-cell office:value-type="string" table:style-name="ce1">
            <text:p>time [s]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 Greedy</text:p>
          </table:table-cell>
          <table:table-cell table:style-name="ce1"/>
          <table:table-cell office:value-type="float" office:value="9.6270000000000007" table:style-name="ce1">
            <text:p>9.627</text:p>
          </table:table-cell>
          <table:table-cell office:value-type="float" office:value="0.05" table:style-name="ce1">
            <text:p>0.05</text:p>
          </table:table-cell>
          <table:table-cell office:value-type="float" office:value="52.616" table:style-name="ce1">
            <text:p>52.616</text:p>
          </table:table-cell>
          <table:table-cell office:value-type="float" office:value="0.1" table:style-name="ce1">
            <text:p>0.1</text:p>
          </table:table-cell>
          <table:table-cell office:value-type="float" office:value="59.896999999999998" table:style-name="ce1">
            <text:p>59.897</text:p>
          </table:table-cell>
          <table:table-cell office:value-type="float" office:value="0.15" table:style-name="ce1">
            <text:p>0.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4 Teammate aware</text:p>
          </table:table-cell>
          <table:table-cell table:style-name="ce1"/>
          <table:table-cell office:value-type="float" office:value="5.8970000000000002" table:style-name="ce1">
            <text:p>5.897</text:p>
          </table:table-cell>
          <table:table-cell office:value-type="float" office:value="0.06" table:style-name="ce1">
            <text:p>0.06</text:p>
          </table:table-cell>
          <table:table-cell office:value-type="float" office:value="10.225" table:style-name="ce1">
            <text:p>10.22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6.692" table:style-name="ce1">
            <text:p>16.692</text:p>
          </table:table-cell>
          <table:table-cell office:value-type="float" office:value="0.5" table:style-name="ce1">
            <text:p>0.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 G 3 T</text:p>
          </table:table-cell>
          <table:table-cell table:style-name="ce1"/>
          <table:table-cell office:value-type="float" office:value="34.192999999999998" table:style-name="ce1">
            <text:p>34.193</text:p>
          </table:table-cell>
          <table:table-cell office:value-type="float" office:value="0.13" table:style-name="ce1">
            <text:p>0.13</text:p>
          </table:table-cell>
          <table:table-cell office:value-type="float" office:value="54.673000000000002" table:style-name="ce1">
            <text:p>54.673</text:p>
          </table:table-cell>
          <table:table-cell office:value-type="float" office:value="0.25" table:style-name="ce1">
            <text:p>0.25</text:p>
          </table:table-cell>
          <table:table-cell office:value-type="float" office:value="62.207999999999998" table:style-name="ce1">
            <text:p>62.208</text:p>
          </table:table-cell>
          <table:table-cell office:value-type="float" office:value="0.5" table:style-name="ce1">
            <text:p>0.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 G 2 T</text:p>
          </table:table-cell>
          <table:table-cell table:style-name="ce1"/>
          <table:table-cell office:value-type="float" office:value="34.054000000000002" table:style-name="ce1">
            <text:p>34.054</text:p>
          </table:table-cell>
          <table:table-cell office:value-type="float" office:value="0.11" table:style-name="ce1">
            <text:p>0.11</text:p>
          </table:table-cell>
          <table:table-cell office:value-type="float" office:value="58.65" table:style-name="ce1">
            <text:p>58.65</text:p>
          </table:table-cell>
          <table:table-cell office:value-type="float" office:value="0.23" table:style-name="ce1">
            <text:p>0.23</text:p>
          </table:table-cell>
          <table:table-cell office:value-type="float" office:value="74.962000000000003" table:style-name="ce1">
            <text:p>74.962</text:p>
          </table:table-cell>
          <table:table-cell office:value-type="float" office:value="0.42" table:style-name="ce1">
            <text:p>0.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 G 1 T</text:p>
          </table:table-cell>
          <table:table-cell table:style-name="ce1"/>
          <table:table-cell office:value-type="float" office:value="20.181000000000001" table:style-name="ce1">
            <text:p>20.181</text:p>
          </table:table-cell>
          <table:table-cell office:value-type="float" office:value="0.05" table:style-name="ce1">
            <text:p>0.05</text:p>
          </table:table-cell>
          <table:table-cell office:value-type="float" office:value="66.998999999999995" table:style-name="ce1">
            <text:p>66.999</text:p>
          </table:table-cell>
          <table:table-cell office:value-type="float" office:value="0.2" table:style-name="ce1">
            <text:p>0.2</text:p>
          </table:table-cell>
          <table:table-cell office:value-type="float" office:value="72.212000000000003" table:style-name="ce1">
            <text:p>72.212</text:p>
          </table:table-cell>
          <table:table-cell office:value-type="float" office:value="0.3" table:style-name="ce1">
            <text:p>0.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ed : 1234567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3000 iter, 10 depth, c=2, n=0.5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10.528" table:style-name="ce1">
            <text:p>10.528</text:p>
          </table:table-cell>
          <table:table-cell office:value-type="float" office:value="385.9" table:style-name="ce1">
            <text:p>385.9</text:p>
          </table:table-cell>
          <table:table-cell office:value-type="float" office:value="33.228999999999999" table:style-name="ce1">
            <text:p>33.229</text:p>
          </table:table-cell>
          <table:table-cell office:value-type="float" office:value="1272.4000000000001" table:style-name="ce1">
            <text:p>1272.4</text:p>
          </table:table-cell>
          <table:table-cell office:value-type="float" office:value="65.832999999999998" table:style-name="ce1">
            <text:p>65.833</text:p>
          </table:table-cell>
          <table:table-cell office:value-type="float" office:value="4455.6779999999999" table:style-name="ce1">
            <text:p>4455.678</text:p>
          </table:table-cell>
          <table:table-cell table:number-columns-repeated="2" table:style-name="ce1"/>
          <table:table-cell office:value-type="float" office:value="10.888" table:style-name="ce1">
            <text:p>10.888</text:p>
          </table:table-cell>
          <table:table-cell office:value-type="float" office:value="623.26" table:style-name="ce1">
            <text:p>623.26</text:p>
          </table:table-cell>
          <table:table-cell office:value-type="float" office:value="35.496000000000002" table:style-name="ce1">
            <text:p>35.496</text:p>
          </table:table-cell>
          <table:table-cell office:value-type="float" office:value="2226.73" table:style-name="ce1">
            <text:p>2226.73</text:p>
          </table:table-cell>
          <table:table-cell office:value-type="float" office:value="76.635999999999996" table:style-name="ce1">
            <text:p>76.636</text:p>
          </table:table-cell>
          <table:table-cell office:value-type="float" office:value="5812.99" table:style-name="ce1">
            <text:p>5812.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9.5109999999999992" table:style-name="ce1">
            <text:p>9.511</text:p>
          </table:table-cell>
          <table:table-cell office:value-type="float" office:value="340.69" table:style-name="ce1">
            <text:p>340.69</text:p>
          </table:table-cell>
          <table:table-cell office:value-type="float" office:value="14.872999999999999" table:style-name="ce1">
            <text:p>14.873</text:p>
          </table:table-cell>
          <table:table-cell office:value-type="float" office:value="760.52200000000005" table:style-name="ce1">
            <text:p>760.522</text:p>
          </table:table-cell>
          <table:table-cell office:value-type="float" office:value="28.757999999999999" table:style-name="ce1">
            <text:p>28.758</text:p>
          </table:table-cell>
          <table:table-cell office:value-type="float" office:value="3304.25" table:style-name="ce1">
            <text:p>3304.25</text:p>
          </table:table-cell>
          <table:table-cell table:number-columns-repeated="2" table:style-name="ce1"/>
          <table:table-cell office:value-type="float" office:value="9.5" table:style-name="ce1">
            <text:p>9.5</text:p>
          </table:table-cell>
          <table:table-cell office:value-type="float" office:value="672.76" table:style-name="ce1">
            <text:p>672.76</text:p>
          </table:table-cell>
          <table:table-cell office:value-type="float" office:value="15.212999999999999" table:style-name="ce1">
            <text:p>15.213</text:p>
          </table:table-cell>
          <table:table-cell office:value-type="float" office:value="1418.89" table:style-name="ce1">
            <text:p>1418.89</text:p>
          </table:table-cell>
          <table:table-cell office:value-type="float" office:value="39.555999999999997" table:style-name="ce1">
            <text:p>39.556</text:p>
          </table:table-cell>
          <table:table-cell office:value-type="float" office:value="4913.82" table:style-name="ce1">
            <text:p>4913.8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 MCT + 1 Greedy + 2 Teammate aware</text:p>
          </table:table-cell>
          <table:table-cell table:style-name="ce1"/>
          <table:table-cell office:value-type="float" office:value="17.684000000000001" table:style-name="ce1">
            <text:p>17.684</text:p>
          </table:table-cell>
          <table:table-cell office:value-type="float" office:value="598.82000000000005" table:style-name="ce1">
            <text:p>598.82</text:p>
          </table:table-cell>
          <table:table-cell office:value-type="float" office:value="30.431999999999999" table:style-name="ce1">
            <text:p>30.432</text:p>
          </table:table-cell>
          <table:table-cell office:value-type="float" office:value="1303.8699999999999" table:style-name="ce1">
            <text:p>1303.87</text:p>
          </table:table-cell>
          <table:table-cell office:value-type="float" office:value="56.411999999999999" table:style-name="ce1">
            <text:p>56.412</text:p>
          </table:table-cell>
          <table:table-cell office:value-type="float" office:value="4479.6099999999997" table:style-name="ce1">
            <text:p>4479.61</text:p>
          </table:table-cell>
          <table:table-cell table:number-columns-repeated="2" table:style-name="ce1"/>
          <table:table-cell office:value-type="float" office:value="18.968" table:style-name="ce1">
            <text:p>18.968</text:p>
          </table:table-cell>
          <table:table-cell office:value-type="float" office:value="1088.3900000000001" table:style-name="ce1">
            <text:p>1088.39</text:p>
          </table:table-cell>
          <table:table-cell office:value-type="float" office:value="33.747999999999998" table:style-name="ce1">
            <text:p>33.748</text:p>
          </table:table-cell>
          <table:table-cell office:value-type="float" office:value="2591.89" table:style-name="ce1">
            <text:p>2591.89</text:p>
          </table:table-cell>
          <table:table-cell office:value-type="float" office:value="67.832999999999998" table:style-name="ce1">
            <text:p>67.833</text:p>
          </table:table-cell>
          <table:table-cell office:value-type="float" office:value="6893.87" table:style-name="ce1">
            <text:p>6893.8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 MCT + 2 Greedy + 1 Teammate aware</text:p>
          </table:table-cell>
          <table:table-cell table:style-name="ce1"/>
          <table:table-cell office:value-type="float" office:value="15.473000000000001" table:style-name="ce1">
            <text:p>15.473</text:p>
          </table:table-cell>
          <table:table-cell office:value-type="float" office:value="531.20000000000005" table:style-name="ce1">
            <text:p>531.2</text:p>
          </table:table-cell>
          <table:table-cell office:value-type="float" office:value="35.427999999999997" table:style-name="ce1">
            <text:p>35.428</text:p>
          </table:table-cell>
          <table:table-cell office:value-type="float" office:value="1381.62" table:style-name="ce1">
            <text:p>1381.62</text:p>
          </table:table-cell>
          <table:table-cell office:value-type="float" office:value="69.5" table:style-name="ce1">
            <text:p>69.5</text:p>
          </table:table-cell>
          <table:table-cell office:value-type="float" office:value="4787.3689999999997" table:style-name="ce1">
            <text:p>4787.369</text:p>
          </table:table-cell>
          <table:table-cell table:number-columns-repeated="2" table:style-name="ce1"/>
          <table:table-cell office:value-type="float" office:value="16.553000000000001" table:style-name="ce1">
            <text:p>16.553</text:p>
          </table:table-cell>
          <table:table-cell office:value-type="float" office:value="1000.75" table:style-name="ce1">
            <text:p>1000.75</text:p>
          </table:table-cell>
          <table:table-cell office:value-type="float" office:value="40.770000000000003" table:style-name="ce1">
            <text:p>40.77</text:p>
          </table:table-cell>
          <table:table-cell office:value-type="float" office:value="2642.1970000000001" table:style-name="ce1">
            <text:p>2642.197</text:p>
          </table:table-cell>
          <table:table-cell office:value-type="float" office:value="80.668000000000006" table:style-name="ce1">
            <text:p>80.668</text:p>
          </table:table-cell>
          <table:table-cell office:value-type="float" office:value="7114.9" table:style-name="ce1">
            <text:p>7114.9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ed : 1234567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500 iter, 20 depth, c=2, n=0.5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10.090999999999999" table:style-name="ce1">
            <text:p>10.091</text:p>
          </table:table-cell>
          <table:table-cell office:value-type="float" office:value="206.75" table:style-name="ce1">
            <text:p>206.75</text:p>
          </table:table-cell>
          <table:table-cell office:value-type="float" office:value="34.31" table:style-name="ce1">
            <text:p>34.31</text:p>
          </table:table-cell>
          <table:table-cell office:value-type="float" office:value="762.38" table:style-name="ce1">
            <text:p>762.38</text:p>
          </table:table-cell>
          <table:table-cell office:value-type="float" office:value="50.039000000000001" table:style-name="ce1">
            <text:p>50.039</text:p>
          </table:table-cell>
          <table:table-cell office:value-type="float" office:value="1524.5440000000001" table:style-name="ce1">
            <text:p>1524.5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8.6790000000000003" table:style-name="ce1">
            <text:p>8.679</text:p>
          </table:table-cell>
          <table:table-cell office:value-type="float" office:value="181.36" table:style-name="ce1">
            <text:p>181.36</text:p>
          </table:table-cell>
          <table:table-cell office:value-type="float" office:value="14.525" table:style-name="ce1">
            <text:p>14.525</text:p>
          </table:table-cell>
          <table:table-cell office:value-type="float" office:value="443.67" table:style-name="ce1">
            <text:p>443.67</text:p>
          </table:table-cell>
          <table:table-cell office:value-type="float" office:value="21.366" table:style-name="ce1">
            <text:p>21.366</text:p>
          </table:table-cell>
          <table:table-cell office:value-type="float" office:value="1002.06" table:style-name="ce1">
            <text:p>1002.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 MCT + 1 Greedy + 2 Teammate aware</text:p>
          </table:table-cell>
          <table:table-cell table:style-name="ce1"/>
          <table:table-cell office:value-type="float" office:value="15.31" table:style-name="ce1">
            <text:p>15.31</text:p>
          </table:table-cell>
          <table:table-cell office:value-type="float" office:value="339.4" table:style-name="ce1">
            <text:p>339.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2 Greedy + 1 Teammate aware</text:p>
          </table:table-cell>
          <table:table-cell table:style-name="ce1"/>
          <table:table-cell office:value-type="float" office:value="15.002000000000001" table:style-name="ce1">
            <text:p>15.002</text:p>
          </table:table-cell>
          <table:table-cell office:value-type="float" office:value="287.61" table:style-name="ce1">
            <text:p>287.6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ed : 1234567890, BayesianMode = fal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1000 iter, 20 depth, c=2, n=0.5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8.6430000000000007" table:style-name="ce1">
            <text:p>8.643</text:p>
          </table:table-cell>
          <table:table-cell office:value-type="float" office:value="68.88" table:style-name="ce1">
            <text:p>68.8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7.89" table:style-name="ce1">
            <text:p>7.89</text:p>
          </table:table-cell>
          <table:table-cell office:value-type="float" office:value="92" table:style-name="ce1">
            <text:p>9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1 Greedy + 2 Teammate aware</text:p>
          </table:table-cell>
          <table:table-cell table:style-name="ce1"/>
          <table:table-cell office:value-type="float" office:value="15.15" table:style-name="ce1">
            <text:p>15.15</text:p>
          </table:table-cell>
          <table:table-cell office:value-type="float" office:value="157.63999999999999" table:style-name="ce1">
            <text:p>157.6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2 Greedy + 1 Teammate aware</text:p>
          </table:table-cell>
          <table:table-cell table:style-name="ce1"/>
          <table:table-cell office:value-type="float" office:value="13.481999999999999" table:style-name="ce1">
            <text:p>13.482</text:p>
          </table:table-cell>
          <table:table-cell office:value-type="float" office:value="108.35" table:style-name="ce1">
            <text:p>108.3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ed : 1234567890, BayesianMode = fal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5000 iter, 20 depth, c=2, n=0.5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8.6820000000000004" table:style-name="ce1">
            <text:p>8.682</text:p>
          </table:table-cell>
          <table:table-cell office:value-type="float" office:value="86.55" table:style-name="ce1">
            <text:p>86.5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8.5280000000000005" table:style-name="ce1">
            <text:p>8.528</text:p>
          </table:table-cell>
          <table:table-cell office:value-type="float" office:value="109.41" table:style-name="ce1">
            <text:p>109.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1 Greedy + 2 Teammate aware</text:p>
          </table:table-cell>
          <table:table-cell table:style-name="ce1"/>
          <table:table-cell office:value-type="float" office:value="14.153" table:style-name="ce1">
            <text:p>14.153</text:p>
          </table:table-cell>
          <table:table-cell office:value-type="float" office:value="232.6" table:style-name="ce1">
            <text:p>232.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MCT + 2 Greedy + 1 Teammate aware</text:p>
          </table:table-cell>
          <table:table-cell table:style-name="ce1"/>
          <table:table-cell office:value-type="float" office:value="13.186" table:style-name="ce1">
            <text:p>13.186</text:p>
          </table:table-cell>
          <table:table-cell office:value-type="float" office:value="156.87" table:style-name="ce1">
            <text:p>156.87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eed : 1234567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1000 iter, 20 depth, c=2, n=0.5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9.5730000000000004" table:style-name="ce1">
            <text:p>9.573</text:p>
          </table:table-cell>
          <table:table-cell office:value-type="float" office:value="389.3" table:style-name="ce1">
            <text:p>389.3</text:p>
          </table:table-cell>
          <table:table-cell office:value-type="float" office:value="32.829000000000001" table:style-name="ce1">
            <text:p>32.829</text:p>
          </table:table-cell>
          <table:table-cell office:value-type="float" office:value="1557.64" table:style-name="ce1">
            <text:p>1557.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8.2110000000000003" table:style-name="ce1">
            <text:p>8.211</text:p>
          </table:table-cell>
          <table:table-cell office:value-type="float" office:value="324.13" table:style-name="ce1">
            <text:p>324.13</text:p>
          </table:table-cell>
          <table:table-cell office:value-type="float" office:value="14.173" table:style-name="ce1">
            <text:p>14.173</text:p>
          </table:table-cell>
          <table:table-cell office:value-type="float" office:value="754.98" table:style-name="ce1">
            <text:p>754.98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ed : 1234567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1000 iter, 20 depth, c=2, n=1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9.2569999999999997" table:style-name="ce1">
            <text:p>9.2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10.336" table:style-name="ce1">
            <text:p>10.336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ed : 123456789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CT 1000 iter, 20 depth, c=2, n=0.9, 1000 simul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MCT + 3 Greedy</text:p>
          </table:table-cell>
          <table:table-cell table:style-name="ce1"/>
          <table:table-cell office:value-type="float" office:value="9.3490000000000002" table:style-name="ce1">
            <text:p>9.349</text:p>
          </table:table-cell>
          <table:table-cell office:value-type="float" office:value="270.23" table:style-name="ce1">
            <text:p>270.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 MCT + 3 Teammate aware</text:p>
          </table:table-cell>
          <table:table-cell table:style-name="ce1"/>
          <table:table-cell office:value-type="float" office:value="8.109" table:style-name="ce1">
            <text:p>8.109</text:p>
          </table:table-cell>
          <table:table-cell office:value-type="float" office:value="248.82" table:style-name="ce1">
            <text:p>248.82</text:p>
          </table:table-cell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table table:name="Feuille2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Nico</dc:creator>
    <meta:creation-date>2017-05-24T14:56:46Z</meta:creation-date>
    <dc:date>2017-06-08T11:47:05Z</dc:date>
    <meta:editing-cycles>24</meta:editing-cycles>
    <meta:editing-duration>PT0S</meta:editing-duration>
  </office:meta>
</office:document-meta>
</file>